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887cm" svg:height="9.002cm" svg:x="8.154cm" svg:y="0.62cm">
            <draw:object draw:notify-on-update-of-ranges="Sheet1.A2:Sheet1.A2 Sheet1.A3:Sheet1.A12 Sheet1.B2:Sheet1.B2 Sheet1.B3:Sheet1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Tiempo (s)</text:p>
          </table:table-cell>
        </table:table-row>
        <table:table-row table:style-name="ro1">
          <table:table-cell office:value-type="string" calcext:value-type="string">
            <text:p>1x1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string" calcext:value-type="string">
            <text:p>100x100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1">
          <table:table-cell office:value-type="string" calcext:value-type="string">
            <text:p>200x200</text:p>
          </table:table-cell>
          <table:table-cell office:value-type="float" office:value="1.148" calcext:value-type="float">
            <text:p>1,148</text:p>
          </table:table-cell>
        </table:table-row>
        <table:table-row table:style-name="ro1">
          <table:table-cell office:value-type="string" calcext:value-type="string">
            <text:p>300x30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400x400</text:p>
          </table:table-cell>
          <table:table-cell office:value-type="float" office:value="4.434" calcext:value-type="float">
            <text:p>4,434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6.844" calcext:value-type="float">
            <text:p>6,844</text:p>
          </table:table-cell>
        </table:table-row>
        <table:table-row table:style-name="ro1">
          <table:table-cell office:value-type="string" calcext:value-type="string">
            <text:p>600x600</text:p>
          </table:table-cell>
          <table:table-cell office:value-type="float" office:value="9.848" calcext:value-type="float">
            <text:p>9,848</text:p>
          </table:table-cell>
        </table:table-row>
        <table:table-row table:style-name="ro1">
          <table:table-cell office:value-type="string" calcext:value-type="string">
            <text:p>700x700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string" calcext:value-type="string">
            <text:p>800x800</text:p>
          </table:table-cell>
          <table:table-cell office:value-type="float" office:value="17.449" calcext:value-type="float">
            <text:p>17,449</text:p>
          </table:table-cell>
        </table:table-row>
        <table:table-row table:style-name="ro1">
          <table:table-cell office:value-type="string" calcext:value-type="string">
            <text:p>900x900</text:p>
          </table:table-cell>
          <table:table-cell office:value-type="float" office:value="22.152" calcext:value-type="float">
            <text:p>22,152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7.613" calcext:value-type="float">
            <text:p>27,613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2:28:52.807129264</meta:creation-date>
    <dc:date>2013-09-29T22:41:43.868797832</dc:date>
    <meta:editing-duration>PT11M3S</meta:editing-duration>
    <meta:editing-cycles>3</meta:editing-cycles>
    <meta:generator>LibreOffice/4.1.2.2$Linux_x86 LibreOffice_project/410$Build-2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5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8cm" svg:height="9.003cm" xlink:href=".." xlink:type="simple" chart:class="chart:line" chart:style-name="ch1">
        <chart:plot-area chart:style-name="ch2" table:cell-range-address="Sheet1.A2:Sheet1.B12" chart:data-source-has-labels="both" svg:x="1.265cm" svg:y="0.853cm" svg:width="18.591cm" svg:height="6.582cm">
          <chartooo:coordinate-region svg:x="1.959cm" svg:y="1.061cm" svg:width="16.994cm" svg:height="5.71cm"/>
          <chart:axis chart:dimension="x" chart:name="primary-x" chart:style-name="ch3" chartooo:axis-type="auto">
            <chartooo:date-scale/>
            <chart:title svg:x="9.602cm" svg:y="7.615cm" chart:style-name="ch4">
              <text:p>Resolución</text:p>
            </chart:title>
            <chart:categories table:cell-range-address="Sheet1.A3:Sheet1.A12"/>
          </chart:axis>
          <chart:axis chart:dimension="y" chart:name="primary-y" chart:style-name="ch3">
            <chart:title svg:x="0.324cm" svg:y="5.073cm" chart:style-name="ch5">
              <text:p>Tiempo (s)</text:p>
            </chart:title>
            <chart:grid chart:style-name="ch6" chart:class="major"/>
          </chart:axis>
          <chart:series chart:style-name="ch7" chart:values-cell-range-address="Sheet1.B3:Sheet1.B12" chart:label-cell-address="Sheet1.B2:Sheet1.B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51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x100</text:p>
                <draw:g>
                  <svg:desc>Sheet1.A3:Sheet1.A12</svg:desc>
                </draw:g>
              </table:table-cell>
              <table:table-cell office:value-type="float" office:value="0.316">
                <text:p>0.316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00x200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300x30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4.434">
                <text:p>4.434</text:p>
              </table:table-cell>
            </table:table-row>
            <table:table-row>
              <table:table-cell office:value-type="string">
                <text:p>500x500</text:p>
              </table:table-cell>
              <table:table-cell office:value-type="float" office:value="6.844">
                <text:p>6.844</text:p>
              </table:table-cell>
            </table:table-row>
            <table:table-row>
              <table:table-cell office:value-type="string">
                <text:p>600x60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string">
                <text:p>700x70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00x800</text:p>
              </table:table-cell>
              <table:table-cell office:value-type="float" office:value="17.449">
                <text:p>17.449</text:p>
              </table:table-cell>
            </table:table-row>
            <table:table-row>
              <table:table-cell office:value-type="string">
                <text:p>900x900</text:p>
              </table:table-cell>
              <table:table-cell office:value-type="float" office:value="22.152">
                <text:p>22.152</text:p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27.613">
                <text:p>27.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2$Linux_x86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